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Resultados" style:family="table">
      <style:table-properties style:width="17cm" table:align="margins" style:shadow="none" style:may-break-between-rows="true" table:border-model="collapsing"/>
    </style:style>
    <style:style style:name="Resultados.A" style:family="table-column">
      <style:table-column-properties style:column-width="6.375cm" style:rel-column-width="24576*"/>
    </style:style>
    <style:style style:name="Resultados.C" style:family="table-column">
      <style:table-column-properties style:column-width="4.249cm" style:rel-column-width="16383*"/>
    </style:style>
    <style:style style:name="Resultado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A2" style:family="table-cell">
      <style:table-cell-properties fo:background-color="transparent" fo:padding="0cm" fo:border="none" style:writing-mode="page">
        <style:background-image/>
      </style:table-cell-properties>
    </style:style>
    <style:style style:name="Resultados.B2" style:family="table-cell" style:data-style-name="N20000">
      <style:table-cell-properties fo:background-color="transparent" fo:padding="0cm" fo:border="none" style:writing-mode="page">
        <style:background-image/>
      </style:table-cell-properties>
    </style:style>
    <style:style style:name="Resultados.3" style:family="table-row">
      <style:table-row-properties fo:keep-together="auto"/>
    </style:style>
    <style:style style:name="Resultados.A5"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B5"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text-properties officeooo:rsid="0008a7a3" officeooo:paragraph-rsid="0008a7a3"/>
    </style:style>
    <style:style style:name="P2" style:family="paragraph" style:parent-style-name="Text_20_body">
      <style:text-properties officeooo:rsid="0008a7a3" officeooo:paragraph-rsid="0008a7a3"/>
    </style:style>
    <style:style style:name="P3" style:family="paragraph" style:parent-style-name="Text_20_body">
      <style:text-properties officeooo:paragraph-rsid="000e781e"/>
    </style:style>
    <style:style style:name="P4" style:family="paragraph" style:parent-style-name="Text_20_body">
      <style:text-properties officeooo:rsid="0008a7a3" officeooo:paragraph-rsid="000a52e3"/>
    </style:style>
    <style:style style:name="P5" style:family="paragraph" style:parent-style-name="Text_20_body">
      <style:text-properties officeooo:rsid="000c1704" officeooo:paragraph-rsid="000c1704"/>
    </style:style>
    <style:style style:name="P6" style:family="paragraph" style:parent-style-name="Text_20_body" style:list-style-name="L1">
      <style:text-properties officeooo:rsid="000c1704" officeooo:paragraph-rsid="000c1704"/>
    </style:style>
    <style:style style:name="P7" style:family="paragraph" style:parent-style-name="Text_20_body">
      <style:text-properties officeooo:rsid="000f931b" officeooo:paragraph-rsid="000f931b"/>
    </style:style>
    <style:style style:name="P8" style:family="paragraph" style:parent-style-name="Text_20_body">
      <style:text-properties fo:font-style="normal" officeooo:rsid="000e781e" officeooo:paragraph-rsid="000e781e" style:font-style-asian="normal" style:font-style-complex="normal"/>
    </style:style>
    <style:style style:name="P9" style:family="paragraph" style:parent-style-name="Text_20_body">
      <style:text-properties fo:font-style="italic" officeooo:rsid="000e781e" officeooo:paragraph-rsid="000e781e" style:font-style-asian="italic" style:font-style-complex="italic"/>
    </style:style>
    <style:style style:name="P10" style:family="paragraph" style:parent-style-name="Text_20_body">
      <style:text-properties fo:font-style="italic" officeooo:rsid="000e781e" officeooo:paragraph-rsid="000f931b" style:font-style-asian="italic" style:font-style-complex="italic"/>
    </style:style>
    <style:style style:name="P11" style:family="paragraph" style:parent-style-name="Text_20_body">
      <style:text-properties fo:font-style="italic" officeooo:rsid="000cac3b" officeooo:paragraph-rsid="000f931b" style:font-style-asian="italic" style:font-style-complex="italic"/>
    </style:style>
    <style:style style:name="P12" style:family="paragraph" style:parent-style-name="Heading_20_2">
      <style:text-properties officeooo:rsid="000c1704" officeooo:paragraph-rsid="000c1704"/>
    </style:style>
    <style:style style:name="P13" style:family="paragraph" style:parent-style-name="Text_20_body">
      <style:text-properties officeooo:rsid="000c1704"/>
    </style:style>
    <style:style style:name="P14" style:family="paragraph" style:parent-style-name="Text_20_body">
      <style:text-properties officeooo:paragraph-rsid="000c1704"/>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1704" officeooo:paragraph-rsid="000c170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ac3b" officeooo:paragraph-rsid="000cac3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cac3b" officeooo:paragraph-rsid="000cac3b"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officeooo:rsid="000cac3b" officeooo:paragraph-rsid="000cac3b"/>
    </style:style>
    <style:style style:name="P20" style:family="paragraph" style:parent-style-name="Text_20_body">
      <style:text-properties officeooo:rsid="000cac3b" officeooo:paragraph-rsid="000d616f"/>
    </style:style>
    <style:style style:name="P21" style:family="paragraph" style:parent-style-name="Text_20_body">
      <style:paragraph-properties fo:margin-left="0cm" fo:margin-right="0cm" fo:orphans="2" fo:widows="2" fo:text-indent="0cm" style:auto-text-indent="false"/>
      <style:text-properties fo:font-variant="normal" fo:text-transform="none" fo:color="#3b3b3b" loext:opacity="100%" style:font-name="Droid Sans Mono" fo:font-size="10.5pt" fo:letter-spacing="normal" fo:font-style="normal" fo:font-weight="normal" officeooo:paragraph-rsid="000cac3b"/>
    </style:style>
    <style:style style:name="P22" style:family="paragraph" style:parent-style-name="Heading_20_4">
      <style:text-properties officeooo:paragraph-rsid="000cac3b"/>
    </style:style>
    <style:style style:name="P23" style:family="paragraph" style:parent-style-name="Text_20_body">
      <style:text-properties fo:font-variant="normal" fo:text-transform="none" fo:color="#3b3b3b" loext:opacity="100%" style:font-name="Droid Sans Mono" fo:font-size="10.5pt" fo:letter-spacing="normal" fo:font-style="normal" fo:font-weight="normal" officeooo:paragraph-rsid="000d616f"/>
    </style:style>
    <style:style style:name="P24" style:family="paragraph" style:parent-style-name="Heading_20_4">
      <style:text-properties officeooo:paragraph-rsid="000d616f"/>
    </style:style>
    <style:style style:name="P25" style:family="paragraph" style:parent-style-name="Text_20_body">
      <style:text-properties officeooo:paragraph-rsid="000d616f"/>
    </style:style>
    <style:style style:name="T1" style:family="text">
      <style:text-properties officeooo:rsid="000b6d70"/>
    </style:style>
    <style:style style:name="T2" style:family="text">
      <style:text-properties officeooo:rsid="000e781e"/>
    </style:style>
    <style:style style:name="T3" style:family="text">
      <style:text-properties fo:font-weight="bold" officeooo:rsid="000b6d70" style:font-weight-asian="bold" style:font-weight-complex="bold"/>
    </style:style>
    <style:style style:name="T4" style:family="text">
      <style:text-properties officeooo:rsid="000a52e3"/>
    </style:style>
    <style:style style:name="T5" style:family="text">
      <style:text-properties officeooo:rsid="000f931b"/>
    </style:style>
    <style:style style:name="T6" style:family="text">
      <style:text-properties fo:font-weight="bold" style:font-weight-asian="bold" style:font-weight-complex="bold"/>
    </style:style>
    <style:style style:name="T7" style:family="text">
      <style:text-properties officeooo:rsid="000c1704"/>
    </style:style>
    <style:style style:name="T8" style:family="text">
      <style:text-properties officeooo:rsid="000d616f"/>
    </style:style>
    <style:style style:name="T9" style:family="text">
      <style:text-properties officeooo:rsid="000cac3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ción</text:h>
      <text:p text:style-name="P2">En esta práctica hemos intentado mejorar la gestión de cartas de presentación (cover letters) para ambos el solicitante y la empresa.</text:p>
      <text:p text:style-name="P2">Para ello hemos aplicado la técnica LoRA (Low Rank Adaptation), para mejorar el rendimiento de 2 modelos en la generación de cartas de presentación. </text:p>
      <text:p text:style-name="P2">Para la empresa hemos implementado un RAG (Retreival Augmented Generation), para que introduciendo los requisitos que se buscan, te devuelva los top-K candidatos inscritos que más se adaptan a lo que se busca.</text:p>
      <text:p text:style-name="P2"/>
      <text:p text:style-name="P3"><text:span text:style-name="T1">Para entrenar ambos modelos, se ha</text:span><text:span text:style-name="T2">n </text:span><text:span text:style-name="T1">utilizado </text:span><text:span text:style-name="T2">l</text:span><text:span text:style-name="T1">as columnas </text:span><text:span text:style-name="T3">input </text:span><text:span text:style-name="T1">y </text:span><text:span text:style-name="T3">cover letter</text:span><text:span text:style-name="T1"> </text:span><text:span text:style-name="T2">d</text:span><text:span text:style-name="T1">el datase</text:span><text:span text:style-name="T2">t de cartas de presentación en inglés de HuggingFace; </text:span><text:a xlink:type="simple" xlink:href="https://huggingface.co/datasets/dhruvvaidh/cover-letter-dataset-llama3" text:style-name="Internet_20_link" text:visited-style-name="Visited_20_Internet_20_Link"><text:span text:style-name="T2">https://huggingface.co/datasets/dhruvvaidh/cover-letter-dataset-llama3</text:span></text:a></text:p>
      <text:h text:style-name="P1" text:outline-level="1">LoRA:</text:h>
      <text:p text:style-name="P4">LoRA es <text:span text:style-name="T4">una técnica de PEFT (parameter efficient fine tuning)</text:span> muy eficiente, permit<text:span text:style-name="T4">iendo</text:span> mejorar el rendimiento <text:span text:style-name="T4">de un modelo, </text:span>modificando menos del 1% de los parámetros.</text:p>
      <text:p text:style-name="P5">Se han elegido 2 modelos para comparar en la generación de cartas de presentación:</text:p>
      <text:list text:style-name="L1">
        <text:list-item>
          <text:p text:style-name="P6">Qwen2.5-3B cuantizado a 4bit</text:p>
        </text:list-item>
        <text:list-item>
          <text:p text:style-name="P6">IBM Watson 1B</text:p>
        </text:list-item>
      </text:list>
      <text:p text:style-name="P5">Se han elegido modelos de este número de parámetros, porque es el tamaño más grande que cabían en la P100 de Google Colab o Kaggle.</text:p>
      <text:p text:style-name="P7">Siguiendo la estructura del dataset, se ha decidido que la entrada tenga los campos de título del puesto, cualificaciones buscadas en el puesto, empresa, nombre del candidato, experiencia laboral, cualificaciones del candidato y competencias del candidato.</text:p>
      <text:p text:style-name="P8"><text:span text:style-name="T5">El</text:span> prompt <text:span text:style-name="T5">que se envía al modelo es el siguiente</text:span>:</text:p>
      <text:p text:style-name="P9">SYSTEM PROMPT:</text:p>
      <text:p text:style-name="P10">You are an assistant that writes professional cover letters. </text:p>
      <text:p text:style-name="P10">Given the job description and candidate information,</text:p>
      <text:p text:style-name="P9">generate a tailored cover letter that highlights relevant experience, </text:p>
      <text:p text:style-name="P9">skills, and enthusiasm for the company.</text:p>
      <text:p text:style-name="P9"/>
      <text:p text:style-name="P9">INSTRUCTION:</text:p>
      <text:p text:style-name="P11">Job Title: Senior Java Developer </text:p>
      <text:p text:style-name="P11">Preferred Qualifications: 5+ years of experience in Java Development </text:p>
      <text:p text:style-name="P11"><text:soft-page-break/>Hiring Company: Google Applicant </text:p>
      <text:p text:style-name="P11">Name: John Doe </text:p>
      <text:p text:style-name="P11">Working Experience: Java Developer at XYZ for 3 years Senior Java Developer at ABC for 2 years </text:p>
      <text:p text:style-name="P11">Qualifications: BSc in Computer Science Skillsets: Java, Spring Boot, Hibernate, SQL</text:p>
      <text:p text:style-name="P11"/>
      <text:p text:style-name="P11">RESPONSE:</text:p>
      <text:h text:style-name="P12" text:outline-level="2">Hiperparámetros</text:h>
      <text:p text:style-name="P5">Los hiperparámetros se escogieron con los siguientes criterios:</text:p>
      <text:p text:style-name="P5">El hiperparámetro <text:span text:style-name="T6">task_type </text:span>se fijó en CAUSAL_LM porque el objetivo era generar texto de manera secuencial, <text:span text:style-name="T2">especificamente cartas de recomendación</text:span>. </text:p>
      <text:p text:style-name="P13">El valor de <text:span text:style-name="T6">r</text:span> se estableció en 16, un rango intermedio <text:span text:style-name="T2">buscando el</text:span> equilibrio entre <text:span text:style-name="T2">la </text:span>capacidad de adaptación y <text:span text:style-name="T2">el </text:span>coste computacional. Con valores más bajos se perdería flexibilidad para capturar patrones, mientras que con valores más altos el entrenamiento se volvería más pesado sin necesidad real.</text:p>
      <text:p text:style-name="P13">El parámetro <text:span text:style-name="T6">lora_alpha</text:span> se configuró en 32, actuando como factor de escalado moderado <text:span text:style-name="T2">para </text:span>dar estabilidad al entrenamiento y evitar que las actualizaciones fueran demasiado agresivas, reduciendo así el riesgo de sobreajuste.</text:p>
      <text:p text:style-name="P13">El <text:span text:style-name="T6">lora_dropout</text:span> se fijó en 0.05, un porcentaje pequeño <text:span text:style-name="T2">para</text:span> mejorar la generalización y prevenir que el modelo memorice ejemplos concretos del dataset, <text:span text:style-name="T2">pero sin que</text:span> se pierda demasiada información durante el ajuste.</text:p>
      <text:p text:style-name="P13">En <text:span text:style-name="T6">target_modules </text:span>se incluyeron los principales componentes de las capas de atención y feed-forward del Transformer, como q_proj, k_proj, v_proj, o_proj, gate_proj, up_proj y down_proj.</text:p>
      <text:p text:style-name="P13">Esta configuración <text:span text:style-name="T2">nos ha permitido</text:span> realizar un fine-tuning ligero pero efectivo, logrando que los modelos se adapt<text:span text:style-name="T2">e</text:span>n a la tarea sin necesidad de entrenamientos largos ni un consumo excesivo de recursos.</text:p>
      <text:h text:style-name="P12" text:outline-level="2">Resultados:</text:h>
      <text:p text:style-name="P14">Ambos modelos mejoraron respecto a la base, <text:span text:style-name="T7">lo cual significa que el LoRA ha tenido efecto.</text:span></text:p>
      <table:table table:name="Resultados" table:style-name="Resultados" table:template-name="Academic">
        <table:table-column table:style-name="Resultados.A" table:number-columns-repeated="2"/>
        <table:table-column table:style-name="Resultados.C"/>
        <table:table-row>
          <table:table-cell table:style-name="Resultados.A1" office:value-type="string">
            <text:p text:style-name="P15">Modelo</text:p>
          </table:table-cell>
          <table:table-cell table:style-name="Resultados.A1" office:value-type="string">
            <text:p text:style-name="P15">BLEU</text:p>
          </table:table-cell>
          <table:table-cell table:style-name="Resultados.A1" office:value-type="string">
            <text:p text:style-name="P15">ROUGE</text:p>
          </table:table-cell>
        </table:table-row>
        <table:table-row>
          <table:table-cell table:style-name="Resultados.A2" office:value-type="string">
            <text:p text:style-name="P16">Qwen2.5-3B <text:span text:style-name="T7">Base</text:span></text:p>
          </table:table-cell>
          <table:table-cell table:style-name="Resultados.B2" office:value-type="float" office:value="46.164">
            <text:p text:style-name="P17">46,16</text:p>
          </table:table-cell>
          <table:table-cell table:style-name="Resultados.B2" office:value-type="float" office:value="0.62">
            <text:p text:style-name="P17">0,62</text:p>
          </table:table-cell>
        </table:table-row>
        <table:table-row table:style-name="Resultados.3">
          <table:table-cell table:style-name="Resultados.A2" office:value-type="string">
            <text:p text:style-name="P16">Qwen2.5-3B <text:span text:style-name="T7">LoRA</text:span></text:p>
          </table:table-cell>
          <table:table-cell table:style-name="Resultados.B2" office:value-type="float" office:value="47.006">
            <text:p text:style-name="P18">47,01</text:p>
          </table:table-cell>
          <table:table-cell table:style-name="Resultados.B2" office:value-type="float" office:value="0.627">
            <text:p text:style-name="P17">0,63</text:p>
          </table:table-cell>
        </table:table-row>
        <table:table-row>
          <table:table-cell table:style-name="Resultados.A2" office:value-type="string">
            <text:p text:style-name="P16">Watson 1B <text:span text:style-name="T7">Base</text:span></text:p>
          </table:table-cell>
          <table:table-cell table:style-name="Resultados.B2" office:value-type="float" office:value="46.809">
            <text:p text:style-name="P17">46,81</text:p>
          </table:table-cell>
          <table:table-cell table:style-name="Resultados.B2" office:value-type="float" office:value="0.62">
            <text:p text:style-name="P17">0,62</text:p>
          </table:table-cell>
        </table:table-row>
        <table:table-row table:style-name="Resultados.3">
          <table:table-cell table:style-name="Resultados.A5" office:value-type="string">
            <text:p text:style-name="P16">Watson 1B <text:span text:style-name="T7">LoRA</text:span></text:p>
          </table:table-cell>
          <table:table-cell table:style-name="Resultados.B5" office:value-type="float" office:value="46.895">
            <text:p text:style-name="P17">46,9</text:p>
          </table:table-cell>
          <table:table-cell table:style-name="Resultados.B5" office:value-type="float" office:value="0.637">
            <text:p text:style-name="P18">0,64</text:p>
          </table:table-cell>
        </table:table-row>
      </table:table>
      <text:p text:style-name="P14"/>
      <text:p text:style-name="P3">Los resultados muestran que aplicar LoRA produce mejoras pequeñas pero consistentes en ambos modelos: en <text:span text:style-name="Strong_20_Emphasis">Qwen2.5-3B</text:span> se observa un incremento moderado en BLEU (+0,85), lo que indica una mayor precisión en la generación de texto, mientras que el aumento en ROUGE (+0,01) es casi marginal; en cambio, en <text:span text:style-name="Strong_20_Emphasis">Watson 1B</text:span> la mejora en BLEU es mínima (+0,09), pero el ROUGE sube <text:soft-page-break/>un poco más (+0,02), sugiriendo que el ajuste fino le ayuda a cubrir mejor el contenido de referencia. </text:p>
      <text:p text:style-name="P3">En conjunto, los incrementos son modestos, típicos de LoRA, y reflejan que este método funciona como un refinamiento, que ajusta el modelo en la dirección correcta sin transformar radicalmente su rendimiento.</text:p>
      <text:h text:style-name="Heading_20_2" text:outline-level="2">Análisis:</text:h>
      <text:p text:style-name="P19">Se ha pedido a los 4 modelos que generen una carta de recomendación con el mismo input. <text:span text:style-name="T8">Se pueden ver las salidas en el Anexo I.</text:span></text:p>
      <text:p text:style-name="P20">Las mejoras del LoRA se <text:span text:style-name="T8">pueden apreciar</text:span> en cómo las predicciones <text:span text:style-name="T8">incluyen </text:span>con mayor precisión los requisitos del puesto y el stack técnico esperado, reduciendo <text:span text:style-name="T8">el </text:span>relleno genérico <text:span text:style-name="T8">de los modelos base </text:span>y aumentando alineación con la “salida esperada”. </text:p>
      <text:p text:style-name="P20">En Qwen2.5-3B, la versión base tiende a generalidades (“modelos y algoritmos”, “estrategias de datos”), mientras que la LoRA introduce menciones concretas a Azure Databricks, Data Factory, Synapse, Data Lake y la construcción de pipelines, además de dashboards en Power BI y SQL, acercándose más al énfasis del texto objetivo en visualización, automatización y herramientas de Azure. Por ejemplo, Qwen LoRA pasa de afirmar liderazgo y comunicación de forma abstracta a describir tareas específicas (mantener pipelines y crear reportes), lo que mejora la relevancia y el “recall” de habilidades clave. </text:p>
      <text:p text:style-name="P20">En Watson, la base ya nombra con detalle el ecosistema de Azure (Databricks, Data Factory, SSAS, Synapse, Function) y la gestión de calidad y productos; sin embargo, la versión LoRA refina el enfoque hacia colaboración con equipos de producto, visualización orientada a decisiones y comunicación a públicos técnicos y no técnicos, además de corregir redundancias y enfatizar experiencia práctica (liderar analistas, estrategias de gestión de datos). <text:span text:style-name="T8">Esto </text:span>refuerza la adecuación al rol. </text:p>
      <text:p text:style-name="P20"><text:span text:style-name="T8">Comparando ambos modelos:</text:span> Qwen gana más en especificidad técnica y mapeo de herramientas, mientras que Watson mejora en contextualización del impacto (cómo se usa la analítica para decisiones y coordinación entre equipos). </text:p>
      <text:p text:style-name="P20">En ambos casos, LoRA reduce vaguedades, añade evidencias de tareas concretas y ajusta el tono hacia logros y responsabilidades que el reclutador espera leer, lo que se traduce en textos más útiles y persuasivos.</text:p>
      <text:p text:style-name="P3"><text:span text:style-name="T8">Aun así se puede ver que, sobretodo Watson, ha hecho un poco de overfitting, </text:span>aunque el entrenamiento <text:span text:style-name="T2">no fue muy largo</text:span>, se observa cierto sobreajuste<text:span text:style-name="T8">, repitiendo </text:span>“Azure Data Factory” <text:span text:style-name="T8">dos veces seguidas </text:span>(“including Azure Data Factory, SSAS, Data Factory, Databricks…”), <text:span text:style-name="T8">quitando claridad al texto. </text:span><text:span text:style-name="T2">Esto se puede deber a que ha aprendido demasiado a adaptarse a la entrada. </text:span>Esto explica que en Watson el ROUGE aumente más que el BLEU, ya que el modelo repite términos del dataset en <text:span text:style-name="T2">vez</text:span> de mejorar <text:span text:style-name="T2">más</text:span> la precisión de la redacción.</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NEXO I:</text:h>
      <text:h text:style-name="Heading_20_4" text:outline-level="4">Salida esperada:</text:h>
      <text:p text:style-name="P21">Dear Hiring Manager, </text:p>
      <text:p text:style-name="P21">I am writing to express my interest in the Data Scientist position at XYZ Data Solutions. With my strong background in data analysis and visualization, I believe I am wellsuited for this role. </text:p>
      <text:p text:style-name="P21">In my current position as a Data Scientist at XYZ Data Solutions, I have successfully led a project team in creating cuttingedge visualizations to meet our clients' needs. I have also automated build and deployment processes, resulting in more efficient data management. Additionally, I have been responsible for investigating new product features and identifying new opportunities for our clients. </text:p>
      <text:p text:style-name="P21">I have a deep knowledge and experience within Azure, including Databricks, Data Factory, SSAS, Synapse, and Function. I am proficient in Power BI and SQL, and I have a strong understanding of data visualization and management. My strong communication skills and ability to work well within a team make me an ideal candidate for this position. </text:p>
      <text:p text:style-name="P21">I hold a Bachelor's degree in Computer Science and have over 3 years of experience in data and analytics. I am highly motivated and continuously strive for improvement. I am confident that my skills and qualifications make me a valuable asset to XYZ Data Solutions. </text:p>
      <text:p text:style-name="P21">Thank you for considering my application. I look forward to the opportunity to discuss how my skills and experience align with the needs of XYZ Data Solutions. </text:p>
      <text:p text:style-name="P21">Sincerely, </text:p>
      <text:p text:style-name="P21">John Smith</text:p>
      <text:h text:style-name="Heading_20_4" text:outline-level="4"><text:soft-page-break/><text:span text:style-name="T9">Predicción de </text:span>Qwen2.5-3B Base:</text:h>
      <text:p text:style-name="P21">Dear Hiring Manager, </text:p>
      <text:p text:style-name="P21">I am writing to express my interest in the Data Scientist position at XYZ Data Solutions. With my strong background in data analysis and visualization, I believe I am wellsuited for this role. </text:p>
      <text:p text:style-name="P21">In my current position as a Data Scientist at XYZ Data Solutions, I have successfully developed and implemented data models and algorithms to extract valuable insights from complex datasets. I have also collaborated with crossfunctional teams to design and execute data strategies that drive business value. My proficiency in Azure, Power BI, and SQL has allowed me to effectively analyze and visualize data, providing actionable insights to stakeholders. </text:p>
      <text:p text:style-name="P21">I am a strong communicator with excellent leadership skills, and I am able to effectively lead and influence teams. My ability to tackle ambiguous problems and my strong problemsolving skills have enabled me to find innovative solutions to complex data challenges. Additionally, my knowledge of Microsoft Office, including Excel and PowerPoint, has allowed me to effectively prepare and present data to stakeholders. </text:p>
      <text:p text:style-name="P21">I am excited about the opportunity to join XYZ Data Solutions and contribute to the development of data strategies that drive business value. I am confident that my skills and qualifications make me a strong fit for this role. Thank you for considering my application. </text:p>
      <text:p text:style-name="P21">Sincerely, </text:p>
      <text:p text:style-name="P21">John Smith</text:p>
      <text:p text:style-name="P21"/>
      <text:h text:style-name="P22" text:outline-level="4"><text:span text:style-name="T9">Predicción de </text:span>Qwen2.5-3B <text:span text:style-name="T9">LoRA</text:span>:</text:h>
      <text:p text:style-name="P23">Dear Hiring Manager, </text:p>
      <text:p text:style-name="P23">I am writing to express my interest in the Data Scientist position at XYZ Data Solutions. With my strong background in data analysis and experience in utilizing Azure tools such as Databricks, Data Factory, and Synapse, I believe I would be a valuable asset to your team. </text:p>
      <text:p text:style-name="P23">Throughout my career as a Data Analyst at ABC Company, I have gained extensive experience in data management and analysis. I have successfully developed and maintained data pipelines using Azure data factory and Azure Data Lake, ensuring efficient data processing and storage. Additionally, my experience with Power BI and SQL has allowed me to create insightful dashboards and reports for decision making. </text:p>
      <text:p text:style-name="P23">I am highly proficient in Python and have a solid understanding of data visualization techniques. My strong communication skills enable me to effectively communicate complex data concepts to both technical and nontechnical stakeholders. Furthermore, my leadership and problemsolving abilities make me a valuable team member. </text:p>
      <text:p text:style-name="P23">I am excited about the opportunity to contribute to XYZ Data Solutions and further enhance my skills in data science. Thank you for considering my application. I look forward to the possibility of discussing how my qualifications align with your company's needs. </text:p>
      <text:p text:style-name="P23">Sincerely, </text:p>
      <text:p text:style-name="P23"><text:soft-page-break/>John Smith</text:p>
      <text:p text:style-name="P23"/>
      <text:h text:style-name="P24" text:outline-level="4"><text:span text:style-name="T9">Predicción de Watson 3B</text:span> Base:</text:h>
      <text:p text:style-name="P25"/>
      <text:p text:style-name="P23">Dear Hiring Manager, </text:p>
      <text:p text:style-name="P23">I am writing to express my interest in the Data Scientist position at XYZ Data Solutions. With my strong background in data analysis and expertise in Azure, Power BI, SQL, and Python, I believe I am wellsuited for this role. </text:p>
      <text:p text:style-name="P23">In my current position as a Data Scientist at XYZ Data Solutions, I have successfully built scalable data pipelines and implemented data management and quality initiatives. I have also led the development of data products and solutions, ensuring alignment with business objectives. My strong communication skills have allowed me to effectively collaborate with various stakeholders, including business leaders and technical teams. </text:p>
      <text:p text:style-name="P23">I have a proven track record of delivering quality results and have a solid understanding of Microsoft Azure data services, including Databricks, Data Factory, SSAS, Synapse, and Function. My proficiency in Power BI, SQL, and Python enables me to effectively analyze and visualize complex data sets. Additionally, my strong leadership and problemsolving skills have allowed me to successfully lead crossfunctional teams and deliver results on time and within budget. </text:p>
      <text:p text:style-name="P23">I am excited about the opportunity to contribute to the growth and success of XYZ Data Solutions. Thank you for considering my application. I look forward to the possibility of discussing my qualifications further. </text:p>
      <text:p text:style-name="P23">Sincerely, </text:p>
      <text:p text:style-name="P23">John Smith</text:p>
      <text:p text:style-name="P23"/>
      <text:h text:style-name="P24" text:outline-level="4"><text:span text:style-name="T9">Predicción de Watson 3B</text:span> <text:span text:style-name="T8">LoRA</text:span>:</text:h>
      <text:p text:style-name="P23">Dear Hiring Manager, </text:p>
      <text:p text:style-name="P23">I am writing to express my interest in the Data Scientist position at XYZ Data Solutions. With my strong background in data analysis and proficiency in Azure and Power BI, I believe I am wellsuited for this role. </text:p>
      <text:p text:style-name="P23">In my current position as a Data Scientist at XYZ Data Solutions, I have successfully led a team of analysts and developed data management strategies to support business decisions. I have also collaborated with product teams to understand their needs and deliver valuable insights through data visualization. My strong communication skills have allowed me to effectively communicate complex data concepts to both technical and non-technical stakeholders. </text:p>
      <text:p text:style-name="P23">I have a deep knowledge and experience within Azure, including Azure Data Factory, SSAS, Data Factory, Databricks, and Power BI. I am proficient in Python and have a strong understanding of <text:soft-page-break/>data visualization and SQL. Additionally, my leadership skills and problemsolving abilities have enabled me to effectively manage data projects and drive results. </text:p>
      <text:p text:style-name="P23">I hold a Bachelor's degree in Computer Science and have over 3 years of experience in data and analytics. I am confident that my skills and qualifications make me a strong candidate for this position. </text:p>
      <text:p text:style-name="P23">Thank you for considering my application. I look forward to the opportunity to contribute to the success of XYZ Data Solutions. </text:p>
      <text:p text:style-name="P23">Sincerely, </text:p>
      <text:p text:style-name="P23">John Smi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20:42:09.984521463</meta:creation-date>
    <dc:date>2025-11-24T22:18:53.364665197</dc:date>
    <meta:editing-duration>PT5M50S</meta:editing-duration>
    <meta:editing-cycles>2</meta:editing-cycles>
    <meta:generator>LibreOffice/25.2.6.2$Linux_X86_64 LibreOffice_project/40d1a0e1d5bdf1afaeae24d9ece32bbb00fa66a4</meta:generator>
    <meta:document-statistic meta:table-count="1" meta:image-count="0" meta:object-count="0" meta:page-count="8" meta:paragraph-count="104" meta:word-count="2128" meta:character-count="13722" meta:non-whitespace-character-count="11654"/>
  </office:meta>
</office:document-meta>
</file>